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17cm" fo:min-width="4.072cm"/>
    </style:style>
    <style:style style:name="gr2" style:family="graphic" style:parent-style-name="standard">
      <style:graphic-properties draw:fill-color="#ff3333" draw:textarea-horizontal-align="justify" draw:textarea-vertical-align="middle" draw:auto-grow-height="false" fo:min-height="1.008cm" fo:min-width="3.27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00cc33" draw:textarea-horizontal-align="justify" draw:textarea-vertical-align="middle" draw:auto-grow-height="false" fo:min-height="3.052cm" fo:min-width="8.2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-color="#00cc33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72cm" svg:height="2.667cm" svg:x="1.381cm" svg:y="1.381cm">
          <text:p text:style-name="P1">Ser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572cm" svg:height="2.667cm" svg:x="7.985cm" svg:y="1.381cm"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72cm" svg:height="2.667cm" svg:x="15.351cm" svg:y="1.381cm"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572cm" svg:height="2.667cm" svg:x="21.066cm" svg:y="1.381cm"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334cm" svg:height="1.778cm" svg:x="11.414cm" svg:y="7.261cm">
          <text:p text:style-name="P1">Aggreg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667cm" svg:y1="4.048cm" svg:x2="14.081cm" svg:y2="7.261cm" draw:start-shape="id1" draw:start-glue-point="2" draw:end-shape="id2" draw:end-glue-point="4" svg:d="M3667 4048v1606h10414v1607" svg:viewBox="0 0 10415 3214">
          <text:p/>
        </draw:connector>
        <draw:connector draw:style-name="gr3" draw:text-style-name="P1" draw:layer="layout" svg:x1="10.336cm" svg:y1="4.187cm" svg:x2="14.081cm" svg:y2="7.261cm" draw:end-shape="id2" draw:end-glue-point="4" svg:d="M10336 4187v1287h3745v1787" svg:viewBox="0 0 3746 3075">
          <text:p/>
        </draw:connector>
        <draw:connector draw:style-name="gr3" draw:text-style-name="P1" draw:layer="layout" svg:x1="17.416cm" svg:y1="4.172cm" svg:x2="14.081cm" svg:y2="7.261cm" draw:end-shape="id2" draw:end-glue-point="4" svg:d="M17416 4172v1294h-3335v1795" svg:viewBox="0 0 3336 3090">
          <text:p/>
        </draw:connector>
        <draw:connector draw:style-name="gr3" draw:text-style-name="P1" draw:layer="layout" svg:x1="23.352cm" svg:y1="4.048cm" svg:x2="14.081cm" svg:y2="7.261cm" draw:start-shape="id3" draw:end-shape="id2" draw:end-glue-point="4" svg:d="M23352 4048v1606h-9271v1607" svg:viewBox="0 0 9272 3214">
          <text:p/>
        </draw:connector>
        <draw:custom-shape draw:style-name="gr4" draw:text-style-name="P3" xml:id="id4" draw:id="id4" draw:layer="layout" svg:width="8.763cm" svg:height="3.302cm" svg:x="9.753cm" svg:y="10.109cm">
          <text:p text:style-name="P1">Storage Engine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502cm" svg:height="0.962cm" svg:x="5.572cm" svg:y="1.381cm">
          <draw:text-box>
            <text:p/>
          </draw:text-box>
        </draw:frame>
        <draw:connector draw:style-name="gr3" draw:text-style-name="P1" draw:layer="layout" svg:x1="14.081cm" svg:y1="9.039cm" svg:x2="14.134cm" svg:y2="10.109cm" draw:start-shape="id2" draw:start-glue-point="8" draw:end-shape="id4" svg:d="M14081 9039v536h53v534" svg:viewBox="0 0 54 10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1T18:14:48.321864667</meta:creation-date>
    <dc:date>2016-10-31T18:26:16.489202918</dc:date>
    <meta:editing-duration>PT1M17S</meta:editing-duration>
    <meta:editing-cycles>1</meta:editing-cycles>
    <meta:document-statistic meta:object-count="12"/>
    <meta:generator>LibreOffice/5.2.2.2.0$Linux_X86_64 LibreOffice_project/20m0$Build-2</meta:generator>
  </office:meta>
</office:document-meta>
</file>